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ArialMT" svg:font-family="ArialMT" style:font-family-generic="roman" style:font-pitch="variable"/>
    <style:font-face style:name="Liberation Serif" svg:font-family="'Liberation Serif'" style:font-family-generic="roman" style:font-pitch="variable"/>
    <style:font-face style:name="Verdana1" svg:font-family="Verdana"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text-properties fo:color="#000000" style:font-name="Verdana" fo:font-size="8pt" style:font-size-asian="8pt" style:font-size-complex="8pt"/>
    </style:style>
    <style:style style:name="P2" style:family="paragraph" style:parent-style-name="Text_20_body">
      <style:text-properties fo:color="#000000" style:font-name="Verdana" fo:font-size="8pt" officeooo:rsid="001a9a58" officeooo:paragraph-rsid="001a9a58" style:font-size-asian="8pt" style:font-size-complex="8pt"/>
    </style:style>
    <style:style style:name="P3" style:family="paragraph" style:parent-style-name="Text_20_body">
      <style:text-properties fo:color="#000000" style:font-name="Verdana" fo:font-size="8pt" officeooo:paragraph-rsid="001bed7c" style:font-size-asian="8pt" style:font-size-complex="8pt"/>
    </style:style>
    <style:style style:name="P4" style:family="paragraph" style:parent-style-name="Text_20_body">
      <style:text-properties fo:color="#000000" style:font-name="Verdana" fo:font-size="8pt" officeooo:rsid="001bed7c" officeooo:paragraph-rsid="001bed7c" style:font-size-asian="8pt" style:font-size-complex="8pt"/>
    </style:style>
    <style:style style:name="P5" style:family="paragraph" style:parent-style-name="Standard">
      <style:text-properties fo:color="#000000" style:font-name="Verdana" fo:font-size="8pt" officeooo:rsid="003be1eb" officeooo:paragraph-rsid="003be1eb" style:font-size-asian="8pt" style:font-size-complex="8pt"/>
    </style:style>
    <style:style style:name="P6" style:family="paragraph" style:parent-style-name="Standard">
      <style:text-properties fo:color="#000000" style:font-name="Verdana" fo:font-size="8pt" officeooo:rsid="0037dd83" officeooo:paragraph-rsid="00391654" style:font-size-asian="8pt" style:font-size-complex="8pt"/>
    </style:style>
    <style:style style:name="P7" style:family="paragraph" style:parent-style-name="Standard">
      <style:text-properties fo:color="#000000" style:font-name="Verdana" fo:font-size="8pt" officeooo:rsid="003a6373" officeooo:paragraph-rsid="003a6373" style:font-size-asian="8pt" style:font-size-complex="8pt"/>
    </style:style>
    <style:style style:name="P8" style:family="paragraph" style:parent-style-name="Standard">
      <style:text-properties fo:color="#000000" style:font-name="Verdana" fo:font-size="8pt" officeooo:paragraph-rsid="003a6373" style:font-size-asian="8pt" style:font-size-complex="8pt"/>
    </style:style>
    <style:style style:name="P9" style:family="paragraph" style:parent-style-name="Standard">
      <style:text-properties fo:color="#000000" style:font-name="Verdana" fo:font-size="8pt" officeooo:rsid="00171384" officeooo:paragraph-rsid="00171384" style:font-size-asian="8pt" style:font-size-complex="8pt"/>
    </style:style>
    <style:style style:name="P10" style:family="paragraph" style:parent-style-name="Standard">
      <style:text-properties fo:color="#000000" style:font-name="Verdana" fo:font-size="8pt" officeooo:rsid="001a9a58" officeooo:paragraph-rsid="001a9a58" style:font-size-asian="8pt" style:font-size-complex="8pt"/>
    </style:style>
    <style:style style:name="P11" style:family="paragraph" style:parent-style-name="Standard">
      <style:text-properties fo:color="#000000" style:font-name="Verdana" fo:font-size="8pt" officeooo:rsid="003cb546" officeooo:paragraph-rsid="003cb546" style:font-size-asian="8pt" style:font-size-complex="8pt"/>
    </style:style>
    <style:style style:name="P12" style:family="paragraph" style:parent-style-name="Standard">
      <style:text-properties fo:color="#000000" style:font-name="Verdana" fo:font-size="8pt" officeooo:rsid="0033915d" officeooo:paragraph-rsid="0033915d" style:font-size-asian="8pt" style:font-size-complex="8pt"/>
    </style:style>
    <style:style style:name="P13" style:family="paragraph" style:parent-style-name="Standard">
      <style:text-properties fo:color="#000000" style:font-name="Verdana" fo:font-size="8pt" officeooo:rsid="0033915d" officeooo:paragraph-rsid="00340115" style:font-size-asian="8pt" style:font-size-complex="8pt"/>
    </style:style>
    <style:style style:name="P14" style:family="paragraph" style:parent-style-name="Standard">
      <style:text-properties fo:color="#000000" style:font-name="Verdana" fo:font-size="8pt" officeooo:rsid="00340115" officeooo:paragraph-rsid="00340115" style:font-size-asian="8pt" style:font-size-complex="8pt"/>
    </style:style>
    <style:style style:name="P15" style:family="paragraph" style:parent-style-name="Standard">
      <style:text-properties fo:color="#000000" style:font-name="Verdana" fo:font-size="8pt" officeooo:rsid="0034a292" officeooo:paragraph-rsid="0034a292" style:font-size-asian="8pt" style:font-size-complex="8pt"/>
    </style:style>
    <style:style style:name="P16" style:family="paragraph" style:parent-style-name="Standard">
      <style:text-properties fo:color="#000000" style:font-name="Verdana" fo:font-size="8pt" officeooo:rsid="0035aa04" officeooo:paragraph-rsid="0035aa04" style:font-size-asian="8pt" style:font-size-complex="8pt"/>
    </style:style>
    <style:style style:name="P17" style:family="paragraph" style:parent-style-name="Standard">
      <style:text-properties fo:color="#000000" style:font-name="Verdana" fo:font-size="8pt" officeooo:rsid="00317af6" officeooo:paragraph-rsid="00317af6" style:font-size-asian="8pt" style:font-size-complex="8pt"/>
    </style:style>
    <style:style style:name="P18" style:family="paragraph" style:parent-style-name="Standard">
      <style:text-properties fo:color="#000000" style:font-name="Verdana" fo:font-size="8pt" officeooo:rsid="00235b4c" officeooo:paragraph-rsid="00235b4c" style:font-size-asian="8pt" style:font-size-complex="8pt"/>
    </style:style>
    <style:style style:name="P19" style:family="paragraph" style:parent-style-name="Standard">
      <style:text-properties fo:color="#000000" style:font-name="Verdana" fo:font-size="8pt" officeooo:rsid="001d67af" officeooo:paragraph-rsid="001d67af" style:font-size-asian="8pt" style:font-size-complex="8pt"/>
    </style:style>
    <style:style style:name="P20" style:family="paragraph" style:parent-style-name="Standard">
      <style:text-properties fo:color="#000000" style:font-name="Verdana" fo:font-size="8pt" fo:font-weight="normal" officeooo:rsid="002805bf" officeooo:paragraph-rsid="002805bf" style:font-size-asian="8pt" style:font-weight-asian="normal" style:font-size-complex="8pt" style:font-weight-complex="normal"/>
    </style:style>
    <style:style style:name="P21" style:family="paragraph" style:parent-style-name="Standard">
      <style:text-properties fo:color="#000000" style:font-name="Verdana" fo:font-size="8pt" fo:font-weight="normal" officeooo:rsid="002805bf" officeooo:paragraph-rsid="002aa517" style:font-size-asian="8pt" style:font-weight-asian="normal" style:font-size-complex="8pt" style:font-weight-complex="normal"/>
    </style:style>
    <style:style style:name="P22" style:family="paragraph" style:parent-style-name="Standard">
      <style:text-properties fo:color="#000000" style:font-name="Verdana" fo:font-size="8pt" fo:font-weight="normal" officeooo:rsid="002805bf" officeooo:paragraph-rsid="0040224a" style:font-size-asian="8pt" style:font-weight-asian="normal" style:font-size-complex="8pt" style:font-weight-complex="normal"/>
    </style:style>
    <style:style style:name="P23" style:family="paragraph" style:parent-style-name="Standard">
      <style:text-properties fo:color="#000000" style:font-name="Verdana" fo:font-size="8pt" fo:font-weight="normal" officeooo:rsid="002ec9ad" officeooo:paragraph-rsid="0040224a" style:font-size-asian="8pt" style:font-weight-asian="normal" style:font-size-complex="8pt" style:font-weight-complex="normal"/>
    </style:style>
    <style:style style:name="P24" style:family="paragraph" style:parent-style-name="Standard">
      <style:text-properties fo:color="#000000" style:font-name="Verdana" fo:font-size="8pt" fo:font-weight="normal" officeooo:rsid="003d067a" officeooo:paragraph-rsid="0040224a" style:font-size-asian="8pt" style:font-weight-asian="normal" style:font-size-complex="8pt" style:font-weight-complex="normal"/>
    </style:style>
    <style:style style:name="P25" style:family="paragraph" style:parent-style-name="Standard">
      <style:text-properties fo:color="#000000" style:font-name="Verdana" fo:font-size="8pt" fo:font-weight="normal" officeooo:rsid="00301719" officeooo:paragraph-rsid="00301719" style:font-size-asian="8pt" style:font-weight-asian="normal" style:font-size-complex="8pt" style:font-weight-complex="normal"/>
    </style:style>
    <style:style style:name="P26" style:family="paragraph" style:parent-style-name="Standard">
      <style:text-properties fo:color="#000000" style:font-name="Verdana" fo:font-size="8pt" fo:font-weight="normal" officeooo:rsid="002b851b" officeooo:paragraph-rsid="002805bf" style:font-size-asian="8pt" style:font-weight-asian="normal" style:font-size-complex="8pt" style:font-weight-complex="normal"/>
    </style:style>
    <style:style style:name="P27" style:family="paragraph" style:parent-style-name="Standard">
      <style:text-properties fo:color="#000000" style:font-name="Verdana" fo:font-size="8pt" fo:font-weight="normal" officeooo:rsid="002b851b" officeooo:paragraph-rsid="0040224a" style:font-size-asian="8pt" style:font-weight-asian="normal" style:font-size-complex="8pt" style:font-weight-complex="normal"/>
    </style:style>
    <style:style style:name="P28" style:family="paragraph" style:parent-style-name="Standard">
      <style:text-properties fo:color="#000000" style:font-name="Verdana" fo:font-size="8pt" fo:font-weight="normal" officeooo:rsid="002aa517" officeooo:paragraph-rsid="002aa517" style:font-size-asian="8pt" style:font-weight-asian="normal" style:font-size-complex="8pt" style:font-weight-complex="normal"/>
    </style:style>
    <style:style style:name="P29" style:family="paragraph" style:parent-style-name="Standard">
      <style:text-properties fo:color="#000000" style:font-name="Verdana" fo:font-size="8pt" fo:font-weight="normal" officeooo:rsid="003daf52" officeooo:paragraph-rsid="003daf52" style:font-size-asian="8pt" style:font-weight-asian="normal" style:font-size-complex="8pt" style:font-weight-complex="normal"/>
    </style:style>
    <style:style style:name="P30" style:family="paragraph" style:parent-style-name="Standard">
      <style:text-properties fo:color="#000000" style:font-name="Verdana" fo:font-size="8pt" fo:font-weight="normal" officeooo:rsid="0031e197" officeooo:paragraph-rsid="0031e197" style:font-size-asian="8pt" style:font-weight-asian="normal" style:font-size-complex="8pt" style:font-weight-complex="normal"/>
    </style:style>
    <style:style style:name="P31" style:family="paragraph" style:parent-style-name="Standard">
      <style:text-properties fo:color="#000000" style:font-name="Verdana" fo:font-size="8pt" fo:font-weight="normal" officeooo:rsid="0040f303" officeooo:paragraph-rsid="0040224a" style:font-size-asian="8pt" style:font-weight-asian="normal" style:font-size-complex="8pt" style:font-weight-complex="normal"/>
    </style:style>
    <style:style style:name="P32" style:family="paragraph" style:parent-style-name="Standard">
      <style:text-properties fo:color="#000000" style:font-name="Verdana" fo:font-size="8pt" fo:font-weight="bold" officeooo:rsid="00235b4c" officeooo:paragraph-rsid="00235b4c" style:font-size-asian="8pt" style:font-weight-asian="bold" style:font-size-complex="8pt" style:font-weight-complex="bold"/>
    </style:style>
    <style:style style:name="P33" style:family="paragraph" style:parent-style-name="Standard">
      <style:text-properties fo:color="#000000" style:font-name="Verdana" fo:font-size="8pt" fo:font-weight="bold" officeooo:rsid="001d67af" officeooo:paragraph-rsid="001d67af" style:font-size-asian="8pt" style:font-weight-asian="bold" style:font-size-complex="8pt" style:font-weight-complex="bold"/>
    </style:style>
    <style:style style:name="P34" style:family="paragraph" style:parent-style-name="Standard">
      <style:text-properties fo:color="#000000" style:font-name="Verdana" fo:font-size="8pt" fo:font-weight="bold" officeooo:rsid="003e74f5" officeooo:paragraph-rsid="002805bf" style:font-size-asian="8pt" style:font-weight-asian="bold" style:font-size-complex="8pt" style:font-weight-complex="bold"/>
    </style:style>
    <style:style style:name="P35" style:family="paragraph" style:parent-style-name="Standard">
      <style:text-properties fo:color="#000000" style:font-name="Verdana" fo:font-size="8pt" fo:font-weight="bold" officeooo:rsid="001a9a58" officeooo:paragraph-rsid="001a9a58" style:font-size-asian="8pt" style:font-weight-asian="bold" style:font-size-complex="8pt" style:font-weight-complex="bold"/>
    </style:style>
    <style:style style:name="P36" style:family="paragraph" style:parent-style-name="Standard">
      <style:text-properties fo:color="#000000" style:font-name="Verdana" fo:font-size="8pt" fo:font-weight="bold" officeooo:rsid="0035aa04" officeooo:paragraph-rsid="0035aa04" style:font-size-asian="8pt" style:font-weight-asian="bold" style:font-size-complex="8pt" style:font-weight-complex="bold"/>
    </style:style>
    <style:style style:name="P37" style:family="paragraph" style:parent-style-name="Standard">
      <style:text-properties fo:color="#000000" style:font-name="Verdana" fo:font-size="8pt" fo:font-weight="bold" officeooo:rsid="00317af6" officeooo:paragraph-rsid="00317af6" style:font-size-asian="8pt" style:font-weight-asian="bold" style:font-size-complex="8pt" style:font-weight-complex="bold"/>
    </style:style>
    <style:style style:name="P38" style:family="paragraph" style:parent-style-name="Standard">
      <style:text-properties fo:color="#000000" style:font-name="Verdana" fo:font-size="8pt" fo:font-weight="bold" officeooo:rsid="002805bf" officeooo:paragraph-rsid="0040224a" style:font-size-asian="8pt" style:font-weight-asian="bold" style:font-size-complex="8pt" style:font-weight-complex="bold"/>
    </style:style>
    <style:style style:name="P39" style:family="paragraph" style:parent-style-name="Standard">
      <style:text-properties fo:color="#000000" style:font-name="Verdana" fo:font-size="8pt" fo:font-weight="bold" officeooo:rsid="0040224a" officeooo:paragraph-rsid="0040224a" style:font-size-asian="8pt" style:font-weight-asian="bold" style:font-size-complex="8pt" style:font-weight-complex="bold"/>
    </style:style>
    <style:style style:name="P40" style:family="paragraph" style:parent-style-name="Standard">
      <style:text-properties fo:color="#000000" style:text-outline="false" style:text-line-through-style="none" style:text-line-through-type="none" style:font-name="Verdana" fo:font-size="8pt" fo:font-style="normal" fo:text-shadow="none" style:text-underline-style="none" fo:font-weight="normal" officeooo:rsid="00293835" officeooo:paragraph-rsid="002805bf" style:font-size-asian="8pt" style:font-style-asian="normal" style:font-weight-asian="normal" style:font-size-complex="8pt" style:font-weight-complex="normal" style:text-emphasize="none"/>
    </style:style>
    <style:style style:name="P41" style:family="paragraph" style:parent-style-name="Standard">
      <style:text-properties fo:color="#000000" style:text-outline="false" style:text-line-through-style="none" style:text-line-through-type="none" style:font-name="Verdana" fo:font-size="8pt" fo:font-style="normal" fo:text-shadow="none" style:text-underline-style="none" fo:font-weight="normal" officeooo:rsid="00293835" officeooo:paragraph-rsid="00293835" style:font-size-asian="8pt" style:font-style-asian="normal" style:font-weight-asian="normal" style:font-size-complex="8pt" style:font-weight-complex="normal" style:text-emphasize="none"/>
    </style:style>
    <style:style style:name="P42" style:family="paragraph" style:parent-style-name="Standard">
      <style:text-properties fo:color="#000000" style:text-outline="false" style:text-line-through-style="none" style:text-line-through-type="none" style:font-name="Verdana" fo:font-size="8pt" fo:font-style="normal" fo:text-shadow="none" style:text-underline-style="none" fo:font-weight="normal" officeooo:rsid="002aa517" officeooo:paragraph-rsid="00293835" style:font-size-asian="8pt" style:font-style-asian="normal" style:font-weight-asian="normal" style:font-size-complex="8pt" style:font-weight-complex="normal" style:text-emphasize="none"/>
    </style:style>
    <style:style style:name="P43" style:family="paragraph" style:parent-style-name="Standard">
      <style:text-properties officeooo:paragraph-rsid="00235b4c"/>
    </style:style>
    <style:style style:name="P44" style:family="paragraph" style:parent-style-name="Standard">
      <style:text-properties fo:font-variant="normal" fo:text-transform="none" fo:color="#000000" style:font-name="Verdana" fo:font-size="8pt" fo:letter-spacing="normal" fo:font-style="normal" fo:font-weight="normal" officeooo:rsid="001a9a58" officeooo:paragraph-rsid="001a9a58" style:font-size-asian="8pt" style:font-size-complex="8pt"/>
    </style:style>
    <style:style style:name="P45" style:family="paragraph" style:parent-style-name="Standard">
      <style:text-properties fo:font-variant="normal" fo:text-transform="none" fo:color="#000000" style:font-name="Verdana" fo:font-size="8pt" fo:letter-spacing="normal" fo:font-style="normal" fo:font-weight="normal" officeooo:rsid="00317af6" officeooo:paragraph-rsid="00317af6" style:font-size-asian="8pt" style:font-size-complex="8pt"/>
    </style:style>
    <style:style style:name="P46" style:family="paragraph" style:parent-style-name="Standard">
      <style:text-properties fo:color="#000000" style:font-name="Verdana" fo:font-size="8pt" fo:font-weight="normal" officeooo:rsid="003daf52" officeooo:paragraph-rsid="003daf52" style:font-size-asian="8pt" style:font-weight-asian="normal" style:font-size-complex="8pt" style:font-weight-complex="normal"/>
    </style:style>
    <style:style style:name="P47" style:family="paragraph" style:parent-style-name="Standard">
      <style:text-properties fo:color="#000000" style:font-name="Verdana" fo:font-size="8pt" fo:font-weight="bold" officeooo:rsid="002805bf" officeooo:paragraph-rsid="0040224a" style:font-size-asian="8pt" style:font-weight-asian="bold" style:font-size-complex="8pt" style:font-weight-complex="bold"/>
    </style:style>
    <style:style style:name="P48" style:family="paragraph" style:parent-style-name="Standard">
      <style:text-properties fo:color="#000000" style:font-name="Verdana" fo:font-size="8pt" fo:font-weight="bold" officeooo:rsid="004238fe" officeooo:paragraph-rsid="004238fe" style:font-size-asian="8pt" style:font-weight-asian="bold" style:font-size-complex="8pt" style:font-weight-complex="bold"/>
    </style:style>
    <style:style style:name="P49" style:family="paragraph" style:parent-style-name="Standard">
      <style:text-properties fo:color="#000000" style:font-name="Verdana" fo:font-size="9pt" fo:font-weight="normal" officeooo:rsid="003daf52" officeooo:paragraph-rsid="003daf52" style:font-size-asian="9pt" style:font-weight-asian="normal" style:font-size-complex="9pt" style:font-weight-complex="normal"/>
    </style:style>
    <style:style style:name="P50" style:family="paragraph" style:parent-style-name="Standard">
      <style:text-properties fo:font-size="9pt" style:font-size-asian="9pt" style:font-size-complex="9pt"/>
    </style:style>
    <style:style style:name="P51" style:family="paragraph" style:parent-style-name="Standard">
      <style:text-properties officeooo:paragraph-rsid="004238fe"/>
    </style:style>
    <style:style style:name="P52" style:family="paragraph" style:parent-style-name="Standard">
      <style:text-properties fo:font-size="8pt" style:font-size-asian="8pt" style:font-size-complex="8pt"/>
    </style:style>
    <style:style style:name="T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style:text-outline="false" style:text-line-through-style="none" style:text-line-through-type="none" fo:font-style="normal" fo:text-shadow="none" style:text-underline-style="none" fo:font-weight="normal" officeooo:rsid="00171384"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normal" officeooo:rsid="00394aa8" style:font-style-asian="normal" style:font-weight-asian="normal" style:text-emphasize="none"/>
    </style:style>
    <style:style style:name="T4" style:family="text">
      <style:text-properties style:text-outline="false" style:text-line-through-style="none" style:text-line-through-type="none" fo:font-style="normal" fo:text-shadow="none" style:text-underline-style="none" fo:font-weight="normal" officeooo:rsid="003a6373"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style:font-style-asian="normal" style:text-emphasize="none"/>
    </style:style>
    <style:style style:name="T6" style:family="text">
      <style:text-properties style:text-outline="false" style:text-line-through-style="none" style:text-line-through-type="none" fo:font-style="normal" fo:text-shadow="none" style:text-underline-style="none" officeooo:rsid="00293835" style:font-style-asian="normal" style:text-emphasize="none"/>
    </style:style>
    <style:style style:name="T7" style:family="text">
      <style:text-properties style:text-outline="false" style:font-name="ArialMT" fo:font-size="11pt" fo:letter-spacing="normal" style:letter-kerning="false" style:font-size-asian="11pt"/>
    </style:style>
    <style:style style:name="T8" style:family="text">
      <style:text-properties style:text-outline="false" style:font-name="ArialMT" fo:letter-spacing="normal" style:letter-kerning="false"/>
    </style:style>
    <style:style style:name="T9" style:family="text">
      <style:text-properties officeooo:rsid="001bed7c"/>
    </style:style>
    <style:style style:name="T10" style:family="text">
      <style:text-properties fo:font-variant="normal" fo:text-transform="none" fo:color="#000000" style:text-line-through-style="none" style:text-line-through-type="none" style:font-name="Verdana" fo:font-size="8pt" fo:letter-spacing="normal" fo:font-style="normal" style:text-underline-style="none" fo:font-weight="normal" officeooo:rsid="00235b4c" style:text-blinking="false" style:font-size-asian="8pt" style:font-weight-asian="normal" style:font-size-complex="8pt" style:font-weight-complex="normal" loext:padding="0in" loext:border="none"/>
    </style:style>
    <style:style style:name="T11" style:family="text">
      <style:text-properties fo:font-variant="normal" fo:text-transform="none" fo:color="#000000" style:text-line-through-style="none" style:text-line-through-type="none" style:font-name="Verdana" fo:font-size="8pt" fo:letter-spacing="normal" fo:font-style="normal" style:text-underline-style="none" fo:font-weight="normal" style:text-blinking="false" style:font-size-asian="8pt" style:font-weight-asian="normal" style:font-size-complex="8pt" style:font-weight-complex="normal" loext:padding="0in" loext:border="none"/>
    </style:style>
    <style:style style:name="T12" style:family="text">
      <style:text-properties fo:font-variant="normal" fo:text-transform="none" fo:color="#000000" style:text-line-through-style="none" style:text-line-through-type="none" style:font-name="Verdana" fo:font-size="8pt" fo:letter-spacing="normal" fo:font-style="normal" style:text-underline-style="none" fo:font-weight="normal" officeooo:rsid="001f267b" style:text-blinking="false" style:font-size-asian="8pt" style:font-weight-asian="normal" style:font-size-complex="8pt" style:font-weight-complex="normal" loext:padding="0in" loext:border="none"/>
    </style:style>
    <style:style style:name="T13" style:family="text">
      <style:text-properties fo:font-variant="normal" fo:text-transform="none" fo:color="#000000" style:text-line-through-style="none" style:text-line-through-type="none" style:font-name="Verdana" fo:font-size="8pt" fo:letter-spacing="normal" fo:font-style="normal" style:text-underline-style="none" fo:font-weight="bold" officeooo:rsid="00235b4c" style:text-blinking="false" style:font-size-asian="8pt" style:font-weight-asian="normal" style:font-size-complex="8pt" style:font-weight-complex="normal" loext:padding="0in" loext:border="none"/>
    </style:style>
    <style:style style:name="T14" style:family="text">
      <style:text-properties officeooo:rsid="00171384"/>
    </style:style>
    <style:style style:name="T15" style:family="text">
      <style:text-properties officeooo:rsid="001a9a58"/>
    </style:style>
    <style:style style:name="T16" style:family="text">
      <style:text-properties officeooo:rsid="002d500a"/>
    </style:style>
    <style:style style:name="T17" style:family="text">
      <style:text-properties officeooo:rsid="00317af6"/>
    </style:style>
    <style:style style:name="T18" style:family="text">
      <style:text-properties officeooo:rsid="00340115"/>
    </style:style>
    <style:style style:name="T19" style:family="text">
      <style:text-properties officeooo:rsid="00391654"/>
    </style:style>
    <style:style style:name="T20" style:family="text">
      <style:text-properties officeooo:rsid="003a6373"/>
    </style:style>
    <style:style style:name="T21" style:family="text">
      <style:text-properties officeooo:rsid="003be1eb"/>
    </style:style>
    <style:style style:name="T22" style:family="text">
      <style:text-properties fo:color="#000000" style:text-outline="false" style:font-name="ArialMT" fo:font-size="11pt" fo:letter-spacing="normal" style:letter-kerning="false" style:font-size-asian="11pt"/>
    </style:style>
    <style:style style:name="T23" style:family="text">
      <style:text-properties fo:color="#000000" style:text-outline="false" style:font-name="ArialMT" fo:letter-spacing="normal" style:letter-kerning="false"/>
    </style:style>
    <style:style style:name="T24" style:family="text">
      <style:text-properties fo:color="#000000" style:text-outline="false" style:font-name="Verdana1" fo:font-size="11pt" fo:letter-spacing="normal" style:letter-kerning="false" style:font-size-asian="11pt"/>
    </style:style>
    <style:style style:name="T25" style:family="text">
      <style:text-properties fo:color="#000000" style:text-outline="false" style:font-name="Verdana1" fo:font-size="8pt" fo:letter-spacing="normal" style:letter-kerning="false" style:font-size-asian="8pt" style:font-size-complex="8pt"/>
    </style:style>
    <style:style style:name="T26" style:family="text">
      <style:text-properties fo:color="#000000" style:text-outline="false" style:font-name="Verdana1" fo:letter-spacing="normal" style:letter-kerning="false"/>
    </style:style>
    <style:style style:name="T27" style:family="text">
      <style:text-properties fo:color="#000000" style:font-name="Verdana" fo:font-size="8pt" fo:font-weight="bold" officeooo:rsid="004238fe" style:font-size-asian="8pt" style:font-weight-asian="bold" style:font-size-complex="8pt" style:font-weight-complex="bold"/>
    </style:style>
    <style:style style:name="T28" style:family="text">
      <style:text-properties officeooo:rsid="004238f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t;h2&gt;Reality Properties: Fake Estates Gordon Matta-Clark, (1973)&lt;/h2&gt;</text:p>
      <text:p text:style-name="P6">In 1973 and 1974 the artist Gordon Matta-Clark bought 15 small parcels of NYC land at auction for $25 - $75 per lot. <text:span text:style-name="T20">While looking with Alana Heiss (founder of PS1) for sites for alternative art projects, he</text:span> found the city was auctioning off tax lots that were small slivers of land left over from rezoning processes over the years. <text:span text:style-name="T19">Some are</text:span> too narrow <text:span text:style-name="T19">or tiny </text:span>to build on <text:span text:style-name="T19">while others are surrounded by residential lots and inaccessible to the street. </text:span></text:p>
      <text:p text:style-name="P6"/>
      <text:p text:style-name="P7">The story of these lots and their stewardship by Matta-Clark shows <text:span text:style-name="T21">the city taking a few different approaches</text:span> to handl<text:span text:style-name="T21">ing</text:span> these leftover bits of land in a high stakes real estate market where any bit of public <text:span text:style-name="T21">or </text:span>private space <text:span text:style-name="T21">is</text:span> so precious. <text:span text:style-name="T21">Brought to auction by the city, i</text:span>t seems <text:span text:style-name="T21">this</text:span> was a brief experiment with returni<text:span text:style-name="T21">ng</text:span> them to private hands; <text:span text:style-name="T21">perhaps </text:span>to raise money through sales and property taxes. All the lots in the Fake Estates Project were bought from the City. Some of those were foreclosed upon and seized by the city due to unpaid taxes. For some, records could not be found online. </text:p>
      <text:p text:style-name="P7"/>
      <text:p text:style-name="P8"><text:span text:style-name="T20">Even at $25-$75 per lot, fter his first purchase of a few lots at auction Matta-Clark did not have enough money for the second round of lots. He had friend Manfred Hecht purchase for him who then transferred or the deeds to Gordon Matta-Clark's name. Matta-Clark went to sites to photograph them, having to trespass to access many of them. In one case he photographed the wrong site (Block 209, lot 160). In the case of Block </text:span><text:span text:style-name="T2">672, </text:span><text:span text:style-name="T14"><text:s/>Lot 106 </text:span><text:span text:style-name="T1">records show this lot was joined with Lot #6 on this block. An exist</text:span><text:span text:style-name="T4">i</text:span><text:span text:style-name="T1">ng building was built there in 1934 and </text:span><text:span text:style-name="T2">from aerial photos </text:span><text:span text:style-name="T1">appears to cover the </text:span><text:span text:style-name="T2">whole of Lot 6. However, original tax lots show the t</text:span><text:span text:style-name="T3">ri</text:span><text:span text:style-name="T2">angular space sandwiched between 3 industrial buildings. On a visit to the site in the 1990's </text:span><text:span text:style-name="T4">Matta-Clark's</text:span><text:span text:style-name="T1"> wife </text:span><text:span text:style-name="T4">Jane Crawford</text:span><text:span text:style-name="T1"> </text:span><text:span text:style-name="T4">was not allowed access to the lot by the adjacent building owners</text:span><text:span text:style-name="T1">.</text:span></text:p>
      <text:p text:style-name="P9"/>
      <text:p text:style-name="P10">Matta-Clark did not have income to pay property taxes which amounted to about $25 per year. He gave materials to f<text:span text:style-name="T20">ri</text:span>end Normal Fisher who paid taxes until his death in 1977. <text:span text:style-name="T20">Then </text:span>materials <text:span text:style-name="T20">were returned </text:span>to Matta-Clark who then died in 1978. The <text:span text:style-name="T20">Fake Estates</text:span> project was not discovered until years later when the box of papers, photographs and recor<text:span text:style-name="T20">d</text:span>s associated with the lots was returned to Jane Crawford in 1979 or 1980. She received notices from <text:span text:style-name="T20">New York C</text:span>ity <text:span text:style-name="T20">Department of Finance </text:span>about unpaid taxes <text:span text:style-name="T20">in 1978, </text:span>and not knowing what they were about, nor understanding the <text:span text:style-name="T20">disorganized </text:span>box of materials, <text:span text:style-name="T20">she </text:span>left them unpaid. In 1979 the properties were reclaimed by the city through foreclosure for unpaid taxes.</text:p>
      <text:p text:style-name="P10"/>
      <text:p text:style-name="P7">The records for 12 of the 15 lots shows they were returned to the city through foreclosure along with a list of thousands of lots and parcels that were seized for unpaid taxes. &lt;span <text:span text:style-name="T21">class=”foreclosureList”{{lotForeclosureList}}</text:span>&lt;/span&gt;</text:p>
      <text:p text:style-name="P7"/>
      <text:p text:style-name="P5">&lt;p class=”source”&gt;I learned most details about this story from Cabinet Magazine's 2005 &lt;it&gt;Odd Lots: Revisiting Gordon Matta-Clark's Fake Estates.&lt;/it&gt;&lt;br/&gt;</text:p>
      <text:p text:style-name="P5">Other data was found in NYC Pluto data sets, and through the</text:p>
      <text:p text:style-name="P11">&lt;a href=”http://www.oasisnyc.net/map.aspx”<text:span text:style-name="T21"> </text:span>NYC <text:span text:style-name="T21">Oasis</text:span>&gt; <text:span text:style-name="T21"><text:s/></text:span>interactive land use map. And from NYC Department of Finance transaction records and tax lot maps. </text:p>
      <text:p text:style-name="P12">BaseMap notes</text:p>
      <text:p text:style-name="P12">colors:</text:p>
      <text:p text:style-name="P12"/>
      <text:p text:style-name="P12">water:</text:p>
      <text:p text:style-name="P12">land:</text:p>
      <text:p text:style-name="P14">landuse:bdbcbc</text:p>
      <text:p text:style-name="P13">parks:<text:span text:style-name="T18">c9c5c5</text:span></text:p>
      <text:p text:style-name="P12">roads: I don't know how to make these into one line paths – they are all double lines making the whole thing much too cluttered with roads showing. Seems there must be a way to change this.</text:p>
      <text:p text:style-name="P10"/>
      <text:p text:style-name="P15">Lots:</text:p>
      <text:p text:style-name="P15">lottype === '0' ? 'black':</text:p>
      <text:p text:style-name="P15">lottype === '1' ? '#FF2900':</text:p>
      <text:p text:style-name="P15">lottype === '6' ? '#FF2900':</text:p>
      <text:p text:style-name="P15">lottype === '7' ? '#FF2900':</text:p>
      <text:p text:style-name="P15">lottype === '8' ? '#229A00':</text:p>
      <text:p text:style-name="P15">lottype === '9' ? '#3E7BB6':</text:p>
      <text:p text:style-name="P15"><text:tab/><text:tab/><text:tab/><text:tab/><text:tab/>'red';</text:p>
      <text:p text:style-name="P10"/>
      <text:p text:style-name="P35"/>
      <text:p text:style-name="P36">styles for taxlots:</text:p>
      <text:p text:style-name="P16">/** simple visualization */</text:p>
      <text:p text:style-name="P16"/>
      <text:p text:style-name="P16">#bkmappluto_lottype{</text:p>
      <text:p text:style-name="P16"><text:s text:c="2"/>polygon-fill: #f4f4f0;</text:p>
      <text:p text:style-name="P16"><text:s text:c="2"/>polygon-opacity: 0.8;</text:p>
      <text:p text:style-name="P16"><text:s text:c="2"/>line-color:#9b9b9a;</text:p>
      <text:p text:style-name="P16"><text:s text:c="2"/>line-width: 0.5;</text:p>
      <text:p text:style-name="P16"><text:s text:c="2"/>line-opacity: 1;</text:p>
      <text:p text:style-name="P16">}</text:p>
      <text:p text:style-name="P16"><text:s text:c="2"/>[zoom &lt;=16] {</text:p>
      <text:p text:style-name="P16"><text:s text:c="2"/></text:p>
      <text:p text:style-name="P16">#bkmappluto_lottype{</text:p>
      <text:p text:style-name="P16"><text:s text:c="2"/>polygon-fill: #f4f4f0;</text:p>
      <text:p text:style-name="P16"><text:soft-page-break/><text:s text:c="2"/>polygon-opacity: 0.8;</text:p>
      <text:p text:style-name="P16"><text:s text:c="2"/>line-color: #bfbfbe;</text:p>
      <text:p text:style-name="P16"><text:s text:c="2"/>line-width: 0.5;</text:p>
      <text:p text:style-name="P16"><text:s text:c="2"/>line-opacity: 1;</text:p>
      <text:p text:style-name="P16">}</text:p>
      <text:p text:style-name="P16">} </text:p>
      <text:p text:style-name="P16"><text:tab/>[zoom &lt;=14] {</text:p>
      <text:p text:style-name="P16"><text:s text:c="2"/></text:p>
      <text:p text:style-name="P16">#bkmappluto_lottype{</text:p>
      <text:p text:style-name="P16"><text:s text:c="2"/>polygon-fill: #f4f4f0;</text:p>
      <text:p text:style-name="P16"><text:s text:c="2"/>polygon-opacity: 0.8;</text:p>
      <text:p text:style-name="P16"><text:s text:c="2"/>line-color: #e0e0dd;</text:p>
      <text:p text:style-name="P16"><text:s text:c="2"/>line-width: 0.5;</text:p>
      <text:p text:style-name="P16"><text:s text:c="2"/>line-opacity: 1;</text:p>
      <text:p text:style-name="P16">}</text:p>
      <text:p text:style-name="P16">}</text:p>
      <text:p text:style-name="P16"/>
      <text:p text:style-name="P31">LEGEND:<text:line-break/>&lt;div class='cartodb-legend category'&gt;<text:tab/></text:p>
      <text:p text:style-name="P31">&lt;ul&gt;<text:tab/></text:p>
      <text:p text:style-name="P31">&lt;li style="text-transform:none;color:black;font-weight:lighter;font-family:monospace; font-size:12px;"&gt;</text:p>
      <text:p text:style-name="P31"><text:tab/><text:tab/>&lt;p&gt;&lt;b&gt;Queens and Brooklyn&lt;/b&gt;&lt;/p&gt; <text:s/><text:tab/></text:p>
      <text:p text:style-name="P31"><text:tab/>&lt;li style="text-transform:none;color:black;font-weight:lighter;font-family:monospace; font-size:11px;line-height:1;"&gt;</text:p>
      <text:p text:style-name="P31"><text:s text:c="4"/>&lt;p&gt;New York City classification of odd tax lots&lt;/p&gt; </text:p>
      <text:p text:style-name="P31"><text:tab/>&lt;/li&gt;</text:p>
      <text:p text:style-name="P31"><text:tab/>&lt;li style="text-transform:none;color:black;font-weight:lighter;font-family:monospace; font-size:11px;"&gt;</text:p>
      <text:p text:style-name="P31"><text:tab/><text:tab/>&lt;div class="bullet" style="border-radius: 0; width: 10px; height: 4px; background: #FF6600"&gt;&lt;/div&gt; &lt;p&gt;No access from street&lt;/p&gt;<text:tab/><text:tab/><text:tab/><text:tab/></text:p>
      <text:p text:style-name="P31"><text:tab/>&lt;/li&gt;<text:tab/><text:tab/></text:p>
      <text:p text:style-name="P31"><text:tab/>&lt;li style="text-transform:none;color:black;font-weight:lighter;font-family:monospace; font-size:11px;"&gt;</text:p>
      <text:p text:style-name="P31"><text:tab/><text:tab/>&lt;div class="bullet" style="border-radius: 0;width: 10px; height: 4px; background: #F11810; margin-bottom: 6px;"&gt;&lt;/div&gt; &lt;p&gt;Island: entirely surrounded by water&lt;/p&gt;<text:tab/></text:p>
      <text:p text:style-name="P31"><text:tab/>&lt;/li&gt;<text:tab/></text:p>
      <text:p text:style-name="P31"><text:tab/>&lt;li style="text-transform:none;color:black;font-weight:lighter;font-family:monospace; font-size:11px;"&gt;</text:p>
      <text:p text:style-name="P31"><text:tab/><text:tab/>&lt;div class="bullet" style="border-radius: 0;width: 10px; <text:s/>height: 4px; background: #2da30b"&gt;&lt;/div&gt;</text:p>
      <text:p text:style-name="P31"><text:s text:c="4"/>&lt;p&gt; Too narrow to build on&lt;/p&gt;</text:p>
      <text:p text:style-name="P31"><text:tab/>&lt;/li&gt;<text:tab/></text:p>
      <text:p text:style-name="P31"><text:tab/>&lt;li style="text-transform:none;color:black;font-weight:lighter;font-family:monospace; font-size:11px;"&gt;</text:p>
      <text:p text:style-name="P31"><text:tab/><text:tab/>&lt;div class="bullet" style="border-radius: 0;width: 10px; <text:s/>background: #3E7BB6"&gt;&lt;/div&gt; </text:p>
      <text:p text:style-name="P31"><text:s text:c="4"/>&lt;p&gt; Sumberged land lot&lt;/p&gt; <text:s/><text:tab/><text:tab/></text:p>
      <text:p text:style-name="P31"><text:tab/>&lt;/li&gt;</text:p>
      <text:p text:style-name="P31"><text:tab/>&lt;li style="text-transform:none;color:black;font-weight:lighter;font-family:monospace; font-size:11px;"&gt;</text:p>
      <text:p text:style-name="P31">&lt;div class="bullet" style="border-radius: 0; width: 10px; height: 4px; background: black"&gt;&lt;/div&gt; </text:p>
      <text:p text:style-name="P31"><text:s text:c="4"/>&lt;p&gt;New Category: no longer exists&lt;/p&gt;<text:tab/><text:tab/></text:p>
      <text:p text:style-name="P31"><text:tab/></text:p>
      <text:p text:style-name="P31"><text:tab/>&lt;/li&gt;</text:p>
      <text:p text:style-name="P31">&lt;/ul&gt;</text:p>
      <text:p text:style-name="P31">&lt;/div&gt;</text:p>
      <text:p text:style-name="P31"/>
      <text:p text:style-name="P31"/>
      <text:p text:style-name="P36"/>
      <text:p text:style-name="P37">Copy for Map:</text:p>
      <text:p text:style-name="P17"/>
      <text:p text:style-name="P45">Brooklyn: present day odd lots</text:p>
      <text:p text:style-name="P44">Queens &amp; Staten Island: Gordon Matta Clark's Fake Estates Project, <text:span text:style-name="T17">1974</text:span> mapped</text:p>
      <text:p text:style-name="P44"/>
      <text:p text:style-name="P39"/>
      <text:p text:style-name="P39"/>
      <text:p text:style-name="P24"/>
      <text:p text:style-name="P20"/>
      <text:p text:style-name="P25">Styles from Matta-Clark lots layer</text:p>
      <text:p text:style-name="P25">#gmc_oddlots_queens{</text:p>
      <text:p text:style-name="P25"><text:s text:c="2"/>polygon-fill: #F11810;</text:p>
      <text:p text:style-name="P25"><text:s text:c="2"/>polygon-opacity: 0.7;</text:p>
      <text:p text:style-name="P25"><text:s text:c="2"/>line-color: #F11810;</text:p>
      <text:p text:style-name="P25"><text:s text:c="2"/>line-width: 5;</text:p>
      <text:p text:style-name="P25"><text:s text:c="2"/>line-opacity: 0.4;</text:p>
      <text:p text:style-name="P25">}</text:p>
      <text:p text:style-name="P25"><text:soft-page-break/></text:p>
      <text:p text:style-name="P25">Click window:</text:p>
      <text:p text:style-name="P25">&lt;div class="cartodb-popup v2"&gt;</text:p>
      <text:p text:style-name="P25"><text:s text:c="2"/>&lt;a href="#close" class="cartodb-popup-close-button close"&gt;x&lt;/a&gt;</text:p>
      <text:p text:style-name="P25"><text:s text:c="2"/>&lt;div class="cartodb-popup-content-wrapper"&gt;</text:p>
      <text:p text:style-name="P25"><text:s text:c="4"/>&lt;div class="cartodb-popup-content"&gt;</text:p>
      <text:p text:style-name="P25"><text:s text:c="4"/>&lt;div class="cartodb-tooltip-content-wrapper"&gt;</text:p>
      <text:p text:style-name="P25"><text:s text:c="2"/>&lt;div class="cartodb-tooltip-content"&gt;</text:p>
      <text:p text:style-name="P25"><text:s text:c="4"/>&lt;p&gt;&lt;b&gt;{{address}}&lt;/b&gt;&lt;/p&gt;</text:p>
      <text:p text:style-name="P25"><text:s text:c="4"/>&lt;p&gt;bbl #: {{bbl}}&lt;/p&gt;</text:p>
      <text:p text:style-name="P25"><text:s text:c="4"/>&lt;p&gt;owner: &lt;b&gt;{{ownername}}&lt;/b&gt;&lt;/p&gt;</text:p>
      <text:p text:style-name="P25"><text:s text:c="5"/></text:p>
      <text:p text:style-name="P25"><text:s text:c="2"/>&lt;/div&gt;</text:p>
      <text:p text:style-name="P25">&lt;/div&gt;&lt;/div&gt;</text:p>
      <text:p text:style-name="P25"><text:s text:c="2"/>&lt;/div&gt;</text:p>
      <text:p text:style-name="P25"><text:s text:c="2"/>&lt;div class="cartodb-popup-tip-container"&gt;&lt;/div&gt;</text:p>
      <text:p text:style-name="P25">&lt;/div&gt;</text:p>
      <text:p text:style-name="P25"/>
      <text:p text:style-name="P25">Hover Window:</text:p>
      <text:p text:style-name="P25">&lt;div class="cartodb-tooltip-content-wrapper"&gt;</text:p>
      <text:p text:style-name="P25"><text:s text:c="2"/>&lt;div class="cartodb-tooltip-content"&gt;</text:p>
      <text:p text:style-name="P25"><text:s text:c="4"/>&lt;p&gt;&lt;b&gt;{{address}}&lt;/b&gt;&lt;/p&gt;</text:p>
      <text:p text:style-name="P25"><text:s text:c="4"/>&lt;p&gt;bbl #: {{bbl}}&lt;/p&gt;</text:p>
      <text:p text:style-name="P25"><text:s text:c="4"/>&lt;p&gt;lot frontage: {{lotfront}} <text:span text:style-name="T28">ft</text:span>&lt;/p&gt;</text:p>
      <text:p text:style-name="P25"><text:s text:c="4"/>&lt;p&gt;sanborn map: {{sanborn}}&lt;/p&gt;</text:p>
      <text:p text:style-name="P25"><text:s text:c="4"/>&lt;p&gt;school district: {{schooldist}}&lt;/p&gt;</text:p>
      <text:p text:style-name="P25"><text:s text:c="4"/>&lt;p&gt;lot area: {{shape_area}} sf&lt;/p&gt;</text:p>
      <text:p text:style-name="P25"><text:s text:c="4"/>&lt;p&gt;owner: &lt;b&gt;{{ownername}}&lt;/b&gt;&lt;/p&gt;</text:p>
      <text:p text:style-name="P25"><text:s text:c="5"/></text:p>
      <text:p text:style-name="P25"><text:s text:c="2"/>&lt;/div&gt;</text:p>
      <text:p text:style-name="P25">&lt;/div&gt;</text:p>
      <text:p text:style-name="P20"/>
      <text:p text:style-name="P26"/>
      <text:p text:style-name="P20"/>
      <text:p text:style-name="P20"><text:span text:style-name="T5">5012240012 </text:span><text:span text:style-name="T6">is in queens. Due to the large size of tax lot maps I'm going to add it but not use the tax lot background to put it in context.</text:span></text:p>
      <text:p text:style-name="P40"/>
      <text:p text:style-name="P41">Background colors for taxlot maps</text:p>
      <text:p text:style-name="P41">#f4f4f0 opacity 0.8</text:p>
      <text:p text:style-name="P41">#bfbebe opacity 1</text:p>
      <text:p text:style-name="P41">stroke 0.5</text:p>
      <text:p text:style-name="P42"/>
      <text:p text:style-name="P28">6 #FF6600</text:p>
      <text:p text:style-name="P28">7 #1F78B4</text:p>
      <text:p text:style-name="P28">8 #2da30b</text:p>
      <text:p text:style-name="P28">9 3E7BB6</text:p>
      <text:p text:style-name="P21"/>
      <text:p text:style-name="P21"/>
      <text:p text:style-name="P34">ODD LOT STYLES IN CARTDB</text:p>
      <text:p text:style-name="P30">/** category visualization */ </text:p>
      <text:p text:style-name="P30"/>
      <text:p text:style-name="P29">#bk_oddlots_copy {</text:p>
      <text:p text:style-name="P29"><text:s text:c="3"/>polygon-opacity: 0.7;</text:p>
      <text:p text:style-name="P29"><text:s text:c="3"/>line-color: #FFF;</text:p>
      <text:p text:style-name="P29"><text:s text:c="3"/>line-width: 1.25;</text:p>
      <text:p text:style-name="P29"><text:s text:c="3"/>line-opacity: 1;</text:p>
      <text:p text:style-name="P29"><text:s text:c="2"/></text:p>
      <text:p text:style-name="P29">#bk_oddlots_copy[lottype="0"] {</text:p>
      <text:p text:style-name="P29"><text:s text:c="3"/>polygon-fill: #000000;</text:p>
      <text:p text:style-name="P29"><text:s text:c="5"/>line-color: #000000;</text:p>
      <text:p text:style-name="P29">}</text:p>
      <text:p text:style-name="P29"/>
      <text:p text:style-name="P29">#bk_oddlots_copy[lottype="5"] {</text:p>
      <text:p text:style-name="P29"><text:s text:c="3"/>polygon-fill: #FFFFFF;</text:p>
      <text:p text:style-name="P29"><text:s text:c="5"/>line-color: #FFFFFF;</text:p>
      <text:p text:style-name="P29">}</text:p>
      <text:p text:style-name="P29">#bk_oddlots_copy[lottype="6"] {</text:p>
      <text:p text:style-name="P29"><text:s text:c="3"/>polygon-fill: #ff6d00;</text:p>
      <text:p text:style-name="P29"><text:s text:c="5"/>line-color: #f94e01</text:p>
      <text:p text:style-name="P29"><text:soft-page-break/><text:s text:c="6"/>;</text:p>
      <text:p text:style-name="P29"><text:s text:c="4"/>line-width: 1.5;</text:p>
      <text:p text:style-name="P29"><text:s text:c="5"/>line-opacity: 0.4;</text:p>
      <text:p text:style-name="P29">}</text:p>
      <text:p text:style-name="P29">#bk_oddlots_copy[lottype="7"] {</text:p>
      <text:p text:style-name="P29"><text:s text:c="3"/>polygon-fill: #F11810;</text:p>
      <text:p text:style-name="P29"><text:s text:c="5"/>line-color: #F11810;</text:p>
      <text:p text:style-name="P29"><text:s text:c="4"/>line-width: 1.5;</text:p>
      <text:p text:style-name="P29"><text:s text:c="5"/>line-opacity: 0.4;</text:p>
      <text:p text:style-name="P29">}</text:p>
      <text:p text:style-name="P29">#bk_oddlots_copy[lottype="8"] {</text:p>
      <text:p text:style-name="P29"><text:s text:c="3"/>polygon-fill: #2da30b;</text:p>
      <text:p text:style-name="P29"><text:s text:c="5"/>line-color: #229A00;</text:p>
      <text:p text:style-name="P29"><text:s text:c="4"/>line-width: 1.5;</text:p>
      <text:p text:style-name="P29"><text:s text:c="5"/>line-opacity: 0.4;</text:p>
      <text:p text:style-name="P29">}</text:p>
      <text:p text:style-name="P29">#bk_oddlots_copy[lottype="9"] {</text:p>
      <text:p text:style-name="P29"><text:s text:c="3"/>polygon-fill: #1f78b4;</text:p>
      <text:p text:style-name="P29"><text:s text:c="5"/>line-color: #1f78b4;</text:p>
      <text:p text:style-name="P29"><text:s text:c="5"/>line-width: 1.5;</text:p>
      <text:p text:style-name="P29"><text:s text:c="5"/>line-opacity: 0.4;</text:p>
      <text:p text:style-name="P29">}</text:p>
      <text:p text:style-name="P29"><text:s text:c="2"/>[zoom &gt;=17] {</text:p>
      <text:p text:style-name="P29"><text:s text:c="4"/>#bk_oddlots_copy[lottype="0"] {</text:p>
      <text:p text:style-name="P29"><text:s text:c="3"/><text:tab/>polygon-fill: #000000;</text:p>
      <text:p text:style-name="P29"><text:s text:c="4"/>line-color: #000000;</text:p>
      <text:p text:style-name="P29">}</text:p>
      <text:p text:style-name="P29"><text:s text:c="4"/>#bk_oddlots_copy[lottype="6"] {</text:p>
      <text:p text:style-name="P29"><text:s text:c="3"/><text:tab/>polygon-fill: #FF6600;</text:p>
      <text:p text:style-name="P29"><text:s text:c="4"/>line-color: #000000;</text:p>
      <text:p text:style-name="P29"><text:s text:c="4"/>line-width: 0.35;</text:p>
      <text:p text:style-name="P29">}</text:p>
      <text:p text:style-name="P29">#bk_oddlots_copy[lottype="7"] {</text:p>
      <text:p text:style-name="P29"><text:s text:c="3"/>polygon-fill: #F11810;</text:p>
      <text:p text:style-name="P29"><text:s text:c="3"/>line-color: #000000;</text:p>
      <text:p text:style-name="P29"><text:s text:c="3"/>line-width: 0.35;</text:p>
      <text:p text:style-name="P29">}</text:p>
      <text:p text:style-name="P29">#bk_oddlots_copy[lottype="8"] {</text:p>
      <text:p text:style-name="P29"><text:s text:c="3"/>polygon-fill: #2da30b;</text:p>
      <text:p text:style-name="P29"><text:s text:c="3"/>line-color: #000000;</text:p>
      <text:p text:style-name="P29"><text:s text:c="3"/>line-width: 0.35;</text:p>
      <text:p text:style-name="P29">}</text:p>
      <text:p text:style-name="P29">#bk_oddlots_copy[lottype="9"] {</text:p>
      <text:p text:style-name="P29"><text:s text:c="3"/>polygon-fill: #3E7BB6;</text:p>
      <text:p text:style-name="P29"><text:s text:c="3"/>line-color: #000000;</text:p>
      <text:p text:style-name="P29"><text:s text:c="3"/>line-width: 0.35;</text:p>
      <text:p text:style-name="P29">}</text:p>
      <text:p text:style-name="P29">}</text:p>
      <text:p text:style-name="P29">}</text:p>
      <text:p text:style-name="P29"/>
      <text:p text:style-name="P39">SQL QUERIES</text:p>
      <text:p text:style-name="P38"/>
      <text:p text:style-name="P51"><text:span text:style-name="T27">to make smaller file for Queens PLUTO<text:line-break/></text:span><text:span text:style-name="T25">SELECT the_geom, the_geom_webmercator, ownername, address, bbl, block, assessland, assesstot, lottype, exemptland, landuse, lotfront, ownertype, sanborn, taxmap, schooldist, policeprct</text:span></text:p>
      <text:p text:style-name="P52"><text:span text:style-name="T26">FROM bkmappluto_lottype</text:span></text:p>
      <text:p text:style-name="P48"/>
      <text:p text:style-name="P48"/>
      <text:p text:style-name="P38">for Matta-Clark's lots:</text:p>
      <text:p text:style-name="P22"/>
      <text:p text:style-name="P22">SELECT * </text:p>
      <text:p text:style-name="P22">FROM qnmappluto </text:p>
      <text:p text:style-name="P22">WHERE </text:p>
      <text:p text:style-name="P22">bbl = 4036600140 OR</text:p>
      <text:p text:style-name="P22">bbl = 4006240141 OR</text:p>
      <text:p text:style-name="P22">bbl = 4006720106 OR</text:p>
      <text:p text:style-name="P22">bbl = 4024970042 OR</text:p>
      <text:p text:style-name="P22">bbl = 4002090160 OR</text:p>
      <text:p text:style-name="P22">bbl = 4002090160 OR</text:p>
      <text:p text:style-name="P22"><text:soft-page-break/>bbl = 4001380107 OR</text:p>
      <text:p text:style-name="P22">bbl = 4101420015 OR</text:p>
      <text:p text:style-name="P22">bbl = 4005560103 OR</text:p>
      <text:p text:style-name="P22">bbl = 4031650155 OR</text:p>
      <text:p text:style-name="P22">bbl = 4023660241 OR</text:p>
      <text:p text:style-name="P22">bbl = 4033980116 OR</text:p>
      <text:p text:style-name="P22">bbl = 4022860110 OR</text:p>
      <text:p text:style-name="P23">bbl = 4011070146 OR</text:p>
      <text:p text:style-name="P22">bbl = 4024060148</text:p>
      <text:p text:style-name="P22"/>
      <text:p text:style-name="P27">query change field names; not working yet</text:p>
      <text:p text:style-name="P27">SELECT lottype,</text:p>
      <text:p text:style-name="P27">CASE lottype</text:p>
      <text:p text:style-name="P27">WHEN '6' THEN 'no_access_from_street'</text:p>
      <text:p text:style-name="P27">WHEN '7' THEN 'island'</text:p>
      <text:p text:style-name="P27">WHEN '8' THEN 'too skinny to build on'</text:p>
      <text:p text:style-name="P27">WHEN '6' THEN 'submerged' </text:p>
      <text:p text:style-name="P27">END AS lotDesc<text:span text:style-name="T16">ription</text:span>,</text:p>
      <text:p text:style-name="P27">FROM oddlots_brooklyn</text:p>
      <text:p text:style-name="P27">GROUP BY lotDesc<text:span text:style-name="T16">ription</text:span></text:p>
      <text:p text:style-name="P22"/>
      <text:p text:style-name="P24">More Queries used in project:</text:p>
      <text:p text:style-name="P24">to obtain lat long for GMC lots for storyMap</text:p>
      <text:p text:style-name="P24">SELECT *, ST_AsText(ST_Centroid(the_geom)) FROM matta_clark_lots_queens</text:p>
      <text:p text:style-name="P29"/>
      <text:p text:style-name="P49"><text:span text:style-name="T8">SELECT lottype, COUNT(*)</text:span></text:p>
      <text:p text:style-name="P50"><text:span text:style-name="T23">FROM oddlots_brooklyn_lotarea</text:span></text:p>
      <text:p text:style-name="P49"><text:span text:style-name="T8">GROUP BY lottype</text:span></text:p>
      <text:p text:style-name="P20"/>
      <text:p text:style-name="P32">DATA FILES </text:p>
      <text:p text:style-name="P18">on cartodb:</text:p>
      <text:p text:style-name="P43"><text:span text:style-name="T10">Just odd lot data</text:span><text:span text:style-name="T13">: </text:span><text:a xlink:type="simple" xlink:href="https://eichnersara.cartodb.com/tables/oddlots_brooklyn#/change-title" text:style-name="Internet_20_link" text:visited-style-name="Visited_20_Internet_20_Link"><text:span text:style-name="T11">oddlots_brooklyn</text:span></text:a></text:p>
      <text:p text:style-name="P43"><text:span text:style-name="T10">All Brooklyn tax lots: </text:span><text:a xlink:type="simple" xlink:href="https://eichnersara.cartodb.com/tables/bkmappluto_lottype#/change-title" text:style-name="Internet_20_link" text:visited-style-name="Visited_20_Internet_20_Link"><text:span text:style-name="T12">bkmappluto_lottype</text:span></text:a></text:p>
      <text:p text:style-name="P1"/>
      <text:p text:style-name="P33">MetaData:</text:p>
      <text:p text:style-name="P19">LotType</text:p>
      <text:p text:style-name="P19">0 Mixed or unknown</text:p>
      <text:p text:style-name="P19">2 waterfront</text:p>
      <text:p text:style-name="P19">3 corner</text:p>
      <text:p text:style-name="P19">4 through from street to street</text:p>
      <text:p text:style-name="P19">5 inside, not on corner, waterfront, through, etc</text:p>
      <text:p text:style-name="P19">6 interior lot, no street frontage</text:p>
      <text:p text:style-name="P19">7 island lot – entirely surrounded by water</text:p>
      <text:p text:style-name="P19">8 alley lot – to skinny to bulid on, usually 12 feet or less in width</text:p>
      <text:p text:style-name="P19">9 submerged land lot – tax lot that is totally or almost completely submerged </text:p>
      <text:p text:style-name="P19"/>
      <text:p text:style-name="P19">IrrLotCode</text:p>
      <text:p text:style-name="P19">Y irregulary shaped lot</text:p>
      <text:p text:style-name="P19">N not an irregularly shaped lot</text:p>
      <text:p text:style-name="P19">blank unknown</text:p>
      <text:p text:style-name="P10"/>
      <text:p text:style-name="P2">FIELD LandUse ►<text:line-break/>LandUse * String * 2</text:p>
      <text:p text:style-name="P1">A code for the tax lot's land use category, modified for display of parks, New York City Department of Parks and Recreation properties and New York State Office of Parks, Recreation and Historic Preservation properties in the appropriate category on land use maps. </text:p>
      <text:p text:style-name="P1">Department of City Planning - based on data from: Department of Finance-RPAD Master File, NYC - Zoning Resolution Zoning Maps, Department of Parks and Recreation - Property Maps, New York State Office of Parks, Recreation and Historic Preservation - List of Properties </text:p>
      <text:p text:style-name="P1">LIST OF VALUES<text:line-break/>01 One &amp; Two Family Buildings </text:p>
      <text:p text:style-name="P1">02 Multi - Family Walk- Up Buldings </text:p>
      <text:p text:style-name="P3"><text:soft-page-break/>03 Multi - Family Elevator Buildings <text:s/></text:p>
      <text:p text:style-name="P3">04 Mixed Residential and Commercial Buildings </text:p>
      <text:p text:style-name="P3">05 Commercial and Office Buildings</text:p>
      <text:p text:style-name="P3">06 Industrial and Manufacturing </text:p>
      <text:p text:style-name="P3">07 Transportation and Utility </text:p>
      <text:p text:style-name="P3">08 Public Facilities and Institutions </text:p>
      <text:p text:style-name="P3">09 Open Space and Outdoor Recreation </text:p>
      <text:p text:style-name="P3">10 Parking Facilities </text:p>
      <text:p text:style-name="P1">11 <text:span text:style-name="T9">vacant land</text:span> </text:p>
      <text:p text:style-name="P3"><text:span text:style-name="T15">OwnerType ►<text:line-break/></text:span>DATA TYPE String<text:line-break/></text:p>
      <text:p text:style-name="P3">Department of City Planning based on data from: Department of Citywide Administrative Services - IPIS, Department of Finance- RPAD Master File </text:p>
      <text:p text:style-name="P1">C <text:span text:style-name="T9">City owned</text:span></text:p>
      <text:p text:style-name="P1">M <text:span text:style-name="T9">Mixed City and Private Ownership</text:span></text:p>
      <text:p text:style-name="P1">O <text:span text:style-name="T9">Other-public authority, state or federal ownership</text:span> </text:p>
      <text:p text:style-name="P4">P Private ownership </text:p>
      <text:p text:style-name="P3">X <text:span text:style-name="T9">Mixed, excludes property with c, m, O or P code. Tax exempt property that could be owned by sity statae or fed, public authority or private institution</text:span></text:p>
      <text:p text:style-name="P1">Blank: Unknown (Usually Private Ownership) </text:p>
      <text:p text:style-name="P1">ACCURACY INFORMATION EXPLANATION </text:p>
      <text:p text:style-name="P1">It is recommended that OwnerName be referenced to verify the type of ownership, specifically when state and federal government and public authority ownership is important. </text:p>
      <text:p text:style-name="P2">FIELD AssessTot ►<text:line-break/>* ALIAS AssessTot * DATA TYPE Float </text:p>
      <text:p text:style-name="P1">None/No Basement </text:p>
      <text:p text:style-name="P1">Full Basement that is Above Grade. The basement is 75% or more of the area </text:p>
      <text:p text:style-name="P1">Page 49 of 62 </text:p>
      <text:p text:style-name="P1">6/24/2015 </text:p>
      <text:p text:style-name="P1">* WIDTH 19<text:line-break/>* NUMBER OF DECIMALS 11 FIELD DESCRIPTION </text:p>
      <text:p text:style-name="P1">The tentative assessed total value for Fiscal Year 2016. </text:p>
      <text:p text:style-name="P1">DESCRIPTION SOURCE </text:p>
      <text:p text:style-name="P1">Department of Finance- RPAD Master File </text:p>
      <text:p text:style-name="P1">ACCURACY INFORMATION EXPLANATION </text:p>
      <text:p text:style-name="P1">The Department of Finance calculates the assessed value by multiplying the tax lot's estimated full market value by a uniform percentage for the property's tax class. </text:p>
      <text:p text:style-name="P1">Hide Field AssessTot ▲ </text:p>
      <text:p text:style-name="P10"><text:soft-page-break/></text:p>
      <text:p text:style-name="P10"/>
      <text:p text:style-name="P2">FIELD ExemptLand ►<text:line-break/>* ALIAS ExemptLand<text:line-break/>* DATA TYPE Float<text:line-break/>* WIDTH 19<text:line-break/>* NUMBER OF DECIMALS 11 FIELD DESCRIPTION </text:p>
      <text:p text:style-name="P1">The tentative exempt land value, which is determined differently for each exemption program, is the dollar amount related to that portion of the tax lot that has received an exemption or abatement for Fiscal Year 2016. </text:p>
      <text:p text:style-name="P1">DESCRIPTION SOURCE </text:p>
      <text:p text:style-name="P1">Department of Finance- RPAD Master File </text:p>
      <text:p text:style-name="P1">Hide Field ExemptLand ▲ </text:p>
      <text:p text:style-name="P1">FIELD ExemptTot ►<text:line-break/>* ALIAS ExemptTot<text:line-break/>* DATA TYPE Float<text:line-break/>* WIDTH 19<text:line-break/>* NUMBER OF DECIMALS 11 FIELD DESCRIPTION </text:p>
      <text:p text:style-name="P1">The tentative exempt total value, which is determined differently for each exemption program, is the dollar amount related to that portion of the tax lot that has received an exemption or abatement for Fiscal Year 2016. </text:p>
      <text:p text:style-name="P1">DESCRIPTION SOURCE </text:p>
      <text:p text:style-name="P1">Department of Finance- RPAD Master File </text:p>
      <text:p text:style-name="P10"/>
      <text:p text:style-name="P10"/>
      <text:p text:style-name="P2">FIELD IrrLotCode ►<text:line-break/>* ALIAS IrrLotCode * DATA TYPE String * WIDTH 1<text:line-break/>FIELD DESCRIPTION </text:p>
      <text:p text:style-name="P1">A code indicating whether the tax lot is irregularly shaped. </text:p>
      <text:p text:style-name="P1">DESCRIPTION SOURCE </text:p>
      <text:p text:style-name="P1">Department of City Planning based on data from: Department of Finance- RPAD Master File </text:p>
      <text:p text:style-name="P1">LIST OF VALUES VALUE Y </text:p>
      <text:p text:style-name="P1">DESCRIPTION </text:p>
      <text:p text:style-name="P1">VALUE N DESCRIPTION </text:p>
      <text:p text:style-name="P1">Irregularly Shaped Lot<text:line-break/>Not a Irregularly Shaped Lot </text:p>
      <text:p text:style-name="P1">VALUE (blank) DESCRIPTION Unknown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ArialMT" svg:font-family="ArialMT" style:font-family-generic="roman" style:font-pitch="variable"/>
    <style:font-face style:name="Liberation Serif" svg:font-family="'Liberation Serif'" style:font-family-generic="roman" style:font-pitch="variable"/>
    <style:font-face style:name="Verdana1" svg:font-family="Verdana"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4T12:46:00.529106000</meta:creation-date>
    <dc:date>2016-05-17T07:01:40.755356000</dc:date>
    <meta:editing-duration>P2DT14H13M7S</meta:editing-duration>
    <meta:editing-cycles>18</meta:editing-cycles>
    <meta:generator>LibreOffice/5.0.3.2$MacOSX_X86_64 LibreOffice_project/e5f16313668ac592c1bfb310f4390624e3dbfb75</meta:generator>
    <meta:document-statistic meta:table-count="0" meta:image-count="0" meta:object-count="0" meta:page-count="7" meta:paragraph-count="309" meta:word-count="1860" meta:character-count="13472" meta:non-whitespace-character-count="11496"/>
  </office:meta>
</office:document-meta>
</file>